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02ec1" officeooo:paragraph-rsid="00002ec1" style:font-size-asian="21pt" style:font-size-complex="24pt"/>
    </style:style>
    <style:style style:name="P2" style:family="paragraph" style:parent-style-name="Standard">
      <style:text-properties fo:font-size="15pt" officeooo:rsid="00002ec1" officeooo:paragraph-rsid="00002ec1" style:font-size-asian="13.1000003814697pt" style:font-size-complex="15pt"/>
    </style:style>
    <style:style style:name="P3" style:family="paragraph" style:parent-style-name="Standard" style:list-style-name="L1">
      <style:text-properties fo:font-size="15pt" officeooo:rsid="00002ec1" officeooo:paragraph-rsid="00002ec1" style:font-size-asian="13.1000003814697pt" style:font-size-complex="15pt"/>
    </style:style>
    <style:style style:name="P4" style:family="paragraph" style:parent-style-name="Standard" style:list-style-name="L1">
      <style:text-properties fo:font-size="15pt" officeooo:rsid="0001c9b4" officeooo:paragraph-rsid="0001c9b4" style:font-size-asian="13.1000003814697pt" style:font-size-complex="15pt"/>
    </style:style>
    <style:style style:name="P5" style:family="paragraph" style:parent-style-name="Standard">
      <style:text-properties fo:font-size="15pt" officeooo:rsid="0001c9b4" officeooo:paragraph-rsid="0001c9b4" style:font-size-asian="13.1000003814697pt" style:font-size-complex="15pt"/>
    </style:style>
    <style:style style:name="P6" style:family="paragraph" style:parent-style-name="Standard" style:list-style-name="L3">
      <style:text-properties fo:font-size="18pt" officeooo:rsid="0001c9b4" officeooo:paragraph-rsid="0001c9b4" style:font-size-asian="15.75pt" style:font-size-complex="18pt"/>
    </style:style>
    <style:style style:name="P7" style:family="paragraph" style:parent-style-name="Standard">
      <style:text-properties fo:font-size="18pt" officeooo:rsid="0002f935" officeooo:paragraph-rsid="0002f935" style:font-size-asian="15.75pt" style:font-size-complex="18pt"/>
    </style:style>
    <style:style style:name="P8" style:family="paragraph" style:parent-style-name="Standard">
      <style:text-properties fo:font-size="18pt" officeooo:rsid="00039096" officeooo:paragraph-rsid="00039096" style:font-size-asian="15.75pt" style:font-size-complex="18pt"/>
    </style:style>
    <style:style style:name="P9" style:family="paragraph" style:parent-style-name="Standard">
      <style:text-properties fo:font-size="18pt" officeooo:rsid="00039096" officeooo:paragraph-rsid="0006fbae" style:font-size-asian="15.75pt" style:font-size-complex="18pt"/>
    </style:style>
    <style:style style:name="P10" style:family="paragraph" style:parent-style-name="Standard">
      <style:text-properties officeooo:paragraph-rsid="0002f935"/>
    </style:style>
    <style:style style:name="P11" style:family="paragraph" style:parent-style-name="Standard" style:list-style-name="L5">
      <style:text-properties officeooo:paragraph-rsid="0002f935"/>
    </style:style>
    <style:style style:name="T1" style:family="text">
      <style:text-properties officeooo:rsid="0002f935"/>
    </style:style>
    <style:style style:name="T2" style:family="text">
      <style:text-properties fo:font-size="18pt" officeooo:rsid="0001c9b4" style:font-size-asian="15.75pt" style:font-size-complex="18pt"/>
    </style:style>
    <style:style style:name="T3" style:family="text">
      <style:text-properties fo:font-size="18pt" officeooo:rsid="0002f935" style:font-size-asian="15.75pt" style:font-size-complex="18pt"/>
    </style:style>
    <style:style style:name="T4" style:family="text">
      <style:text-properties fo:font-size="18pt" officeooo:rsid="0002f935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01c9b4" style:font-size-asian="21pt" style:font-size-complex="24pt"/>
    </style:style>
    <style:style style:name="T7" style:family="text">
      <style:text-properties fo:font-size="24pt" officeooo:rsid="0002f935" style:font-size-asian="21pt" style:font-size-complex="24pt"/>
    </style:style>
    <style:style style:name="T8" style:family="text">
      <style:text-properties officeooo:rsid="0006fb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 :- </text:p>
      <text:p text:style-name="P2"/>
      <text:list xml:id="list1467055454" text:style-name="L1">
        <text:list-item>
          <text:p text:style-name="P3">Users can connect to other users on remote machines and send and recive text messages in non-blocking fashion </text:p>
        </text:list-item>
        <text:list-item>
          <text:p text:style-name="P4">Each user will have a profile after signing up the first time and can login/logout.</text:p>
        </text:list-item>
        <text:list-item>
          <text:p text:style-name="P3">Users can create groups with other users. Messages sent in a group are only delivered to members of the group. Currently members of the group are decided at the time of creation and is static thereafter</text:p>
        </text:list-item>
        <text:list-item>
          <text:p text:style-name="P3">PMs are considered as groups with only two members</text:p>
        </text:list-item>
        <text:list-item>
          <text:p text:style-name="P3">Users can view all messages that have been previously sent on any of there groups, in the order in which they were sent along with name of the sender</text:p>
        </text:list-item>
        <text:list-item>
          <text:p text:style-name="P4">Users can delete messages they have sent earlier</text:p>
        </text:list-item>
        <text:list-item>
          <text:p text:style-name="P4">All this will have a GUI for user friendly-ness</text:p>
        </text:list-item>
      </text:list>
      <text:p text:style-name="P5"/>
      <text:p text:style-name="P10"><text:span text:style-name="T6">Database Schema :- </text:span></text:p>
      <text:p text:style-name="P10"><text:span text:style-name="T4">1.</text:span><text:span text:style-name="T7"> </text:span><text:span text:style-name="T2">Tables :</text:span></text:p>
      <text:list xml:id="list3968266203" text:style-name="L5">
        <text:list-header>
          <text:p text:style-name="P11"><text:span text:style-name="T2">Users (Id, </text:span><text:span text:style-name="T3">name, password, logged In, group Ids</text:span><text:span text:style-name="T2">)</text:span></text:p>
        </text:list-header>
      </text:list>
      <text:list xml:id="list1638884924" text:style-name="L3">
        <text:list-header>
          <text:p text:style-name="P6">Groups<text:span text:style-name="T1">(Id, name, list of users)</text:span></text:p>
          <text:p text:style-name="P6">Messages <text:span text:style-name="T1">(sender, group id, content, timestamp)</text:span></text:p>
        </text:list-header>
      </text:list>
      <text:p text:style-name="P7">2. Indexes :</text:p>
      <text:p text:style-name="P7"><text:tab/>Group Id </text:p>
      <text:p text:style-name="P7"><text:tab/>Timestamps </text:p>
      <text:p text:style-name="P7"/>
      <text:p text:style-name="P7"/>
      <text:p text:style-name="P8">Packages :- </text:p>
      <text:p text:style-name="P8">1. Profile</text:p>
      <text:p text:style-name="P8">2. Socket</text:p>
      <text:p text:style-name="P8">3. DB Ops</text:p>
      <text:p text:style-name="P8">4. GUI</text:p>
      <text:p text:style-name="P8"/>
      <text:p text:style-name="P8">Classes :- </text:p>
      <text:p text:style-name="P8">1. UserProfile :-</text:p>
      <text:p text:style-name="P8">gets and sets userprofile</text:p>
      <text:p text:style-name="P8">2. ProfileOps :-</text:p>
      <text:p text:style-name="P8"><text:soft-page-break/>login, Signup, Group Association</text:p>
      <text:p text:style-name="P8"/>
      <text:p text:style-name="P8">3.</text:p>
      <text:p text:style-name="P8"/>
      <text:p text:style-name="P8"/>
      <text:p text:style-name="P8"/>
      <text:p text:style-name="P8"/>
      <text:p text:style-name="P8"/>
      <text:p text:style-name="P8">Increments :- </text:p>
      <text:p text:style-name="P9">1. Basic multi-client command line chat.</text:p>
      <text:p text:style-name="P9"><text:span text:style-name="T8">2. Login SignUp Functionality</text:span></text:p>
      <text:p text:style-name="P9"><text:span text:style-name="T8">3. Groups Functionality</text:span></text:p>
      <text:p text:style-name="P9"><text:span text:style-name="T8">4. UI with Swing/ FX</text:span></text:p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1:06:46.285972016</meta:creation-date>
    <dc:date>2019-08-29T16:35:55.110781250</dc:date>
    <meta:editing-duration>PT19M4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215" meta:character-count="1176" meta:non-whitespace-character-count="993"/>
  </office:meta>
</office:document-meta>
</file>